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銷<text:span text:style-name="T1">  </text:span><text:span text:style-name="T2">貨</text:span><text:span text:style-name="T3">  </text:span><text:span text:style-name="T2">日</text:span><text:span text:style-name="T3">  </text:span><text:span text:style-name="T2">報</text:span><text:span text:style-name="T3">  </text:span><text:span text:style-name="T2">表</text:span></text:p>
          </table:table-cell>
          <table:covered-table-cell table:number-columns-repeated="7" table:style-name="ce9"/>
          <table:table-cell table:number-columns-repeated="1015"/>
        </table:table-row>
        <table:table-row table:style-name="ro1">
          <table:table-cell table:style-name="ce1"/>
          <table:table-cell table:number-columns-repeated="7"/>
          <table:table-cell table:style-name="ce13" office:value-type="string" calcext:value-type="string">
            <text:p>No.<text:span text:style-name="T8">        </text:span>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3" office:value-type="string" calcext:value-type="string">
            <text:p>單位：<text:span text:style-name="T4"> </text:span></text:p>
          </table:table-cell>
          <table:table-cell table:number-columns-repeated="5"/>
          <table:table-cell table:style-name="ce13" office:value-type="string" calcext:value-type="string">
            <text:p>  <text:span text:style-name="T7">年</text:span><text:span text:style-name="T6">         </text:span><text:span text:style-name="T5">月</text:span><text:span text:style-name="T6">         </text:span><text:span text:style-name="T5">日</text:span>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經<text:span text:style-name="T4"> </text:span><text:span text:style-name="T5">辦</text:span><text:span text:style-name="T6"> </text:span><text:span text:style-name="T5">人</text:span></text:p>
          </table:table-cell>
          <table:table-cell table:style-name="ce10" office:value-type="string" calcext:value-type="string">
            <text:p>送貨單</text:p>
          </table:table-cell>
          <table:table-cell table:style-name="ce4" office:value-type="string" calcext:value-type="string" table:number-columns-spanned="1" table:number-rows-spanned="2">
            <text:p>品<text:span text:style-name="T4"> </text:span><text:span text:style-name="T5">號</text:span><text:span text:style-name="T6"> </text:span><text:span text:style-name="T5">摘</text:span><text:span text:style-name="T6"> </text:span><text:span text:style-name="T5">要</text:span></text:p>
          </table:table-cell>
          <table:table-cell table:style-name="ce4" office:value-type="string" calcext:value-type="string" table:number-columns-spanned="1" table:number-rows-spanned="2">
            <text:p>規<text:span text:style-name="T4"> </text:span><text:span text:style-name="T5">格</text:span></text:p>
          </table:table-cell>
          <table:table-cell table:style-name="ce4" office:value-type="string" calcext:value-type="string" table:number-columns-spanned="1" table:number-rows-spanned="2">
            <text:p>單<text:span text:style-name="T4"> </text:span><text:span text:style-name="T5">價</text:span></text:p>
          </table:table-cell>
          <table:table-cell table:style-name="ce4" office:value-type="string" calcext:value-type="string" table:number-columns-spanned="1" table:number-rows-spanned="2">
            <text:p>數<text:span text:style-name="T4"> </text:span><text:span text:style-name="T5">量</text:span></text:p>
          </table:table-cell>
          <table:table-cell table:style-name="ce4" office:value-type="string" calcext:value-type="string" table:number-columns-spanned="1" table:number-rows-spanned="2">
            <text:p>金<text:span text:style-name="T4">  </text:span><text:span text:style-name="T5">額</text:span></text:p>
          </table:table-cell>
          <table:table-cell table:style-name="ce4" office:value-type="string" calcext:value-type="string" table:number-columns-spanned="1" table:number-rows-spanned="2">
            <text:p>備<text:span text:style-name="T4">  </text:span><text:span text:style-name="T5">註</text:span></text:p>
          </table:table-cell>
          <table:table-cell table:number-columns-repeated="1015"/>
        </table:table-row>
        <table:table-row table:style-name="ro3">
          <table:table-cell/>
          <table:covered-table-cell table:style-name="ce5"/>
          <table:table-cell table:style-name="ce5" office:value-type="string" calcext:value-type="string">
            <text:p>編<text:span text:style-name="T4">  </text:span><text:span text:style-name="T5">號</text:span></text:p>
          </table:table-cell>
          <table:covered-table-cell table:number-columns-repeated="6" table:style-name="ce5"/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6" table:formula="of:=[.F6]*[.G6]" office:value-type="float" office:value="0" calcext:value-type="float">
            <text:p>0</text:p>
          </table:table-cell>
          <table:table-cell table:style-name="ce6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7]*[.G7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8]*[.G8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9]*[.G9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0]*[.G10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1]*[.G11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2]*[.G12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3]*[.G13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4]*[.G14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5]*[.G15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6]*[.G16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7]*[.G17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8]*[.G18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19]*[.G19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20]*[.G20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21]*[.G21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22]*[.G22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23]*[.G23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24]*[.G24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25]*[.G25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7" table:number-columns-repeated="6"/>
          <table:table-cell table:style-name="ce6" table:formula="of:=[.F26]*[.G26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 table:number-columns-spanned="3" table:number-rows-spanned="1">
            <text:p>本<text:span text:style-name="T4">    </text:span><text:span text:style-name="T5">日</text:span><text:span text:style-name="T6">    </text:span><text:span text:style-name="T5">合</text:span><text:span text:style-name="T6">    </text:span><text:span text:style-name="T5">計</text:span></text:p>
          </table:table-cell>
          <table:covered-table-cell table:style-name="ce11"/>
          <table:covered-table-cell table:style-name="ce12"/>
          <table:table-cell table:style-name="ce7"/>
          <table:table-cell table:style-name="ce7" table:formula="of:=SUM([.F6:.F26])" office:value-type="float" office:value="0" calcext:value-type="float">
            <text:p>0</text:p>
          </table:table-cell>
          <table:table-cell table:style-name="ce7" table:formula="of:=SUM([.G6:.G26])" office:value-type="float" office:value="0" calcext:value-type="float">
            <text:p>0</text:p>
          </table:table-cell>
          <table:table-cell table:style-name="ce7" table:formula="of:=SUM([.H6:.H26])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昨日銷貨累計</text:p>
          </table:table-cell>
          <table:covered-table-cell table:style-name="ce12"/>
          <table:table-cell table:style-name="ce7" table:number-columns-repeated="2"/>
          <table:table-cell table:style-name="ce8" office:value-type="string" calcext:value-type="string" table:number-columns-spanned="2" table:number-rows-spanned="1">
            <text:p>昨日收款累計</text:p>
          </table:table-cell>
          <table:covered-table-cell table:style-name="ce12"/>
          <table:table-cell table:style-name="ce7" table:number-columns-repeated="2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本日銷貨累計</text:p>
          </table:table-cell>
          <table:covered-table-cell table:style-name="ce12"/>
          <table:table-cell table:style-name="ce7" table:number-columns-repeated="2"/>
          <table:table-cell table:style-name="ce8" office:value-type="string" calcext:value-type="string" table:number-columns-spanned="2" table:number-rows-spanned="1">
            <text:p>本日收款累計</text:p>
          </table:table-cell>
          <table:covered-table-cell table:style-name="ce12"/>
          <table:table-cell table:style-name="ce7" table:number-columns-repeated="2"/>
          <table:table-cell table:number-columns-repeated="1015"/>
        </table:table-row>
        <table:table-row table:style-name="ro3">
          <table:table-cell/>
          <table:table-cell table:style-name="ce7" table:number-columns-repeated="8"/>
          <table:table-cell table:number-columns-repeated="1015"/>
        </table:table-row>
        <table:table-row table:style-name="ro3">
          <table:table-cell/>
          <table:table-cell table:style-name="ce3" office:value-type="string" calcext:value-type="string">
            <text:p>總經理<text:span text:style-name="T4">                        </text:span><text:span text:style-name="T5">經理</text:span><text:span text:style-name="T6">                        </text:span><text:span text:style-name="T5">主管</text:span><text:span text:style-name="T6">                        </text:span><text:span text:style-name="T5">會計</text:span></text:p>
          </table:table-cell>
          <table:table-cell table:number-columns-repeated="1022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6T21:27:28</meta:creation-date>
    <dc:creator>John</dc:creator>
    <dc:date>1993-02-16T21:40:49</dc:date>
    <meta:print-date>1993-02-16T21:40:33</meta:print-date>
    <meta:document-statistic meta:table-count="3" meta:cell-count="43" meta:object-count="0"/>
    <meta:generator>LibreOffice/5.1.1.3$Windows_x86 LibreOffice_project/89f508ef3ecebd2cfb8e1def0f0ba9a803b88a6d</meta:generator>
  </office:meta>
</office:document-meta>
</file>